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169">
            <text:p>116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7">
            <text:p>6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951">
            <text:p>595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2096">
            <text:p>209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7882">
            <text:p>788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4870">
            <text:p>487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3">
            <text:p>53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9055">
            <text:p>9055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835">
            <text:p>2835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3">
            <text:p>5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6948">
            <text:p>694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059">
            <text:p>3059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1">
            <text:p>6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5234">
            <text:p>523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95">
            <text:p>129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4308">
            <text:p>430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567">
            <text:p>156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199">
            <text:p>119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0">
            <text:p>6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03">
            <text:p>140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82">
            <text:p>1282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424">
            <text:p>242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3">
            <text:p>5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8072">
            <text:p>8072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2579">
            <text:p>1257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430">
            <text:p>3430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134">
            <text:p>213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647">
            <text:p>2647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241">
            <text:p>224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804">
            <text:p>1804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069">
            <text:p>206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374">
            <text:p>137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0</text:p>
          </table:table-cell>
          <table:table-cell office:value-type="string">
            <text:p>A43</text:p>
          </table:table-cell>
          <table:table-cell office:value-type="float" office:value="426">
            <text:p>42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409">
            <text:p>409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7">
            <text:p>7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415">
            <text:p>241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6836">
            <text:p>683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3">
            <text:p>6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913">
            <text:p>1913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020">
            <text:p>402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5866">
            <text:p>5866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264">
            <text:p>126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7">
            <text:p>5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474">
            <text:p>147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4746">
            <text:p>474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6110">
            <text:p>611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100">
            <text:p>210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1225">
            <text:p>122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58">
            <text:p>45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33">
            <text:p>2333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58">
            <text:p>1158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5</text:p>
          </table:table-cell>
          <table:table-cell office:value-type="float" office:value="6204">
            <text:p>620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6187">
            <text:p>6187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6143">
            <text:p>614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8">
            <text:p>58</text:p>
          </table:table-cell>
          <table:table-cell office:value-type="string">
            <text:p>A142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93">
            <text:p>139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299">
            <text:p>2299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352">
            <text:p>1352</text:p>
          </table:table-cell>
          <table:table-cell office:value-type="string">
            <text:p>A63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7228">
            <text:p>722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073">
            <text:p>2073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2333">
            <text:p>2333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5965">
            <text:p>596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62">
            <text:p>126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3378">
            <text:p>337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225">
            <text:p>222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7">
            <text:p>57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783">
            <text:p>783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6468">
            <text:p>6468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9566">
            <text:p>956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961">
            <text:p>196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6229">
            <text:p>622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391">
            <text:p>139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537">
            <text:p>153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1953">
            <text:p>195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1">
            <text:p>61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14421">
            <text:p>1442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181">
            <text:p>318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5190">
            <text:p>519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4">
            <text:p>4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171">
            <text:p>217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007">
            <text:p>1007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819">
            <text:p>181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7">
            <text:p>37</text:p>
          </table:table-cell>
          <table:table-cell office:value-type="string">
            <text:p>A142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94">
            <text:p>2394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8133">
            <text:p>813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730">
            <text:p>73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string">
            <text:p>A34</text:p>
          </table:table-cell>
          <table:table-cell office:value-type="string">
            <text:p>A410</text:p>
          </table:table-cell>
          <table:table-cell office:value-type="float" office:value="1164">
            <text:p>116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1">
            <text:p>51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5954">
            <text:p>595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977">
            <text:p>197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526">
            <text:p>152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6">
            <text:p>6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965">
            <text:p>396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4771">
            <text:p>477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string">
            <text:p>A30</text:p>
          </table:table-cell>
          <table:table-cell office:value-type="string">
            <text:p>A41</text:p>
          </table:table-cell>
          <table:table-cell office:value-type="float" office:value="9436">
            <text:p>9436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832">
            <text:p>383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943">
            <text:p>5943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13">
            <text:p>1213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568">
            <text:p>1568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0</text:p>
          </table:table-cell>
          <table:table-cell office:value-type="float" office:value="1755">
            <text:p>175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8">
            <text:p>5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15">
            <text:p>231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412">
            <text:p>141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295">
            <text:p>129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2612">
            <text:p>12612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249">
            <text:p>2249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0</text:p>
          </table:table-cell>
          <table:table-cell office:value-type="string">
            <text:p>A45</text:p>
          </table:table-cell>
          <table:table-cell office:value-type="float" office:value="1108">
            <text:p>110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618">
            <text:p>61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6">
            <text:p>5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409">
            <text:p>140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797">
            <text:p>79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617">
            <text:p>361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18">
            <text:p>1318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15945">
            <text:p>1594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8">
            <text:p>5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2012">
            <text:p>201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61">
            <text:p>6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2622">
            <text:p>2622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337">
            <text:p>233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0">
            <text:p>20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7057">
            <text:p>7057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69">
            <text:p>1469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23">
            <text:p>232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932">
            <text:p>93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919">
            <text:p>191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445">
            <text:p>2445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0</text:p>
          </table:table-cell>
          <table:table-cell office:value-type="float" office:value="11938">
            <text:p>1193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6458">
            <text:p>645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9">
            <text:p>3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078">
            <text:p>607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7721">
            <text:p>7721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410">
            <text:p>1410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1449">
            <text:p>1449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392">
            <text:p>39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260">
            <text:p>626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7855">
            <text:p>785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680">
            <text:p>1680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578">
            <text:p>3578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174">
            <text:p>7174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132">
            <text:p>2132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4281">
            <text:p>4281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366">
            <text:p>2366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835">
            <text:p>183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3868">
            <text:p>386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768">
            <text:p>176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781">
            <text:p>78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3">
            <text:p>63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924">
            <text:p>1924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121">
            <text:p>212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01">
            <text:p>70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639">
            <text:p>63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860">
            <text:p>1860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499">
            <text:p>349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8487">
            <text:p>8487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6</text:p>
          </table:table-cell>
          <table:table-cell office:value-type="float" office:value="6887">
            <text:p>688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708">
            <text:p>270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984">
            <text:p>198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7">
            <text:p>47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144">
            <text:p>10144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40">
            <text:p>124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8613">
            <text:p>8613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66">
            <text:p>766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66">
            <text:p>6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728">
            <text:p>2728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881">
            <text:p>188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09">
            <text:p>709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795">
            <text:p>479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416">
            <text:p>341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462">
            <text:p>246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288">
            <text:p>228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3566">
            <text:p>3566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860">
            <text:p>86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682">
            <text:p>682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5371">
            <text:p>537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582">
            <text:p>1582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46">
            <text:p>1346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2">
            <text:p>42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24">
            <text:p>192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848">
            <text:p>584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7758">
            <text:p>7758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6967">
            <text:p>6967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282">
            <text:p>128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5</text:p>
          </table:table-cell>
          <table:table-cell office:value-type="float" office:value="1288">
            <text:p>1288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8</text:p>
          </table:table-cell>
          <table:table-cell office:value-type="float" office:value="339">
            <text:p>33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45">
            <text:p>4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512">
            <text:p>3512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898">
            <text:p>189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872">
            <text:p>2872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055">
            <text:p>105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1262">
            <text:p>1262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308">
            <text:p>7308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70">
            <text:p>70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909">
            <text:p>909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978">
            <text:p>2978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131">
            <text:p>1131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577">
            <text:p>1577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972">
            <text:p>397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935">
            <text:p>193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950">
            <text:p>95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763">
            <text:p>76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2064">
            <text:p>206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8">
            <text:p>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14">
            <text:p>141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3</text:p>
          </table:table-cell>
          <table:table-cell office:value-type="string">
            <text:p>A46</text:p>
          </table:table-cell>
          <table:table-cell office:value-type="float" office:value="3414">
            <text:p>341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1</text:p>
          </table:table-cell>
          <table:table-cell office:value-type="string">
            <text:p>A41</text:p>
          </table:table-cell>
          <table:table-cell office:value-type="float" office:value="7485">
            <text:p>7485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53">
            <text:p>5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577">
            <text:p>257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38">
            <text:p>338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63">
            <text:p>196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571">
            <text:p>57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5">
            <text:p>6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9572">
            <text:p>957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4455">
            <text:p>445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0">
            <text:p>30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1647">
            <text:p>1647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777">
            <text:p>3777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884">
            <text:p>88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360">
            <text:p>136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1</text:p>
          </table:table-cell>
          <table:table-cell office:value-type="string">
            <text:p>A41</text:p>
          </table:table-cell>
          <table:table-cell office:value-type="float" office:value="5129">
            <text:p>512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74">
            <text:p>74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175">
            <text:p>1175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68">
            <text:p>6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674">
            <text:p>674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3244">
            <text:p>324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4591">
            <text:p>4591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3844">
            <text:p>3844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3915">
            <text:p>391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108">
            <text:p>210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031">
            <text:p>303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501">
            <text:p>150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382">
            <text:p>138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51">
            <text:p>951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4">
            <text:p>4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760">
            <text:p>276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4297">
            <text:p>429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936">
            <text:p>936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168">
            <text:p>116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5117">
            <text:p>511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8</text:p>
          </table:table-cell>
          <table:table-cell office:value-type="float" office:value="902">
            <text:p>90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495">
            <text:p>149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0623">
            <text:p>1062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935">
            <text:p>193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4</text:p>
          </table:table-cell>
          <table:table-cell office:value-type="float" office:value="1424">
            <text:p>142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6568">
            <text:p>656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1">
            <text:p>21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413">
            <text:p>1413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55">
            <text:p>5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074">
            <text:p>3074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835">
            <text:p>3835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5293">
            <text:p>529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0">
            <text:p>50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1908">
            <text:p>190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6">
            <text:p>6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342">
            <text:p>3342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8</text:p>
          </table:table-cell>
          <table:table-cell office:value-type="float" office:value="932">
            <text:p>93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3104">
            <text:p>310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913">
            <text:p>391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021">
            <text:p>302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64">
            <text:p>136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4">
            <text:p>6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625">
            <text:p>62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200">
            <text:p>1200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07">
            <text:p>70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0">
            <text:p>30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978">
            <text:p>297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4657">
            <text:p>465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0</text:p>
          </table:table-cell>
          <table:table-cell office:value-type="string">
            <text:p>A45</text:p>
          </table:table-cell>
          <table:table-cell office:value-type="float" office:value="2613">
            <text:p>261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961">
            <text:p>10961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7865">
            <text:p>786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3">
            <text:p>53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78">
            <text:p>147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149">
            <text:p>314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22">
            <text:p>22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210">
            <text:p>421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507">
            <text:p>2507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141">
            <text:p>2141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866">
            <text:p>86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544">
            <text:p>154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823">
            <text:p>182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555">
            <text:p>14555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2767">
            <text:p>2767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61">
            <text:p>61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91">
            <text:p>129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522">
            <text:p>252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915">
            <text:p>915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595">
            <text:p>159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1</text:p>
          </table:table-cell>
          <table:table-cell office:value-type="float" office:value="4605">
            <text:p>460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185">
            <text:p>118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8</text:p>
          </table:table-cell>
          <table:table-cell office:value-type="float" office:value="3447">
            <text:p>3447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258">
            <text:p>125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717">
            <text:p>71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1204">
            <text:p>1204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925">
            <text:p>192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33">
            <text:p>43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666">
            <text:p>666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251">
            <text:p>225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150">
            <text:p>215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4">
            <text:p>24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4151">
            <text:p>415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030">
            <text:p>2030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7418">
            <text:p>741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684">
            <text:p>268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2149">
            <text:p>214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3812">
            <text:p>3812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154">
            <text:p>1154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7">
            <text:p>5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657">
            <text:p>165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603">
            <text:p>160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5">
            <text:p>5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5302">
            <text:p>530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2748">
            <text:p>274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7">
            <text:p>57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231">
            <text:p>123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802">
            <text:p>80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6304">
            <text:p>630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533">
            <text:p>153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8978">
            <text:p>897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999">
            <text:p>99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662">
            <text:p>266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402">
            <text:p>1402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12169">
            <text:p>12169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060">
            <text:p>306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11998">
            <text:p>1199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697">
            <text:p>269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404">
            <text:p>240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262">
            <text:p>1262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611">
            <text:p>461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01">
            <text:p>190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3368">
            <text:p>3368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574">
            <text:p>157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1445">
            <text:p>1445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9">
            <text:p>4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520">
            <text:p>152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63">
            <text:p>6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878">
            <text:p>3878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0722">
            <text:p>1072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4788">
            <text:p>478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3</text:p>
          </table:table-cell>
          <table:table-cell office:value-type="string">
            <text:p>A410</text:p>
          </table:table-cell>
          <table:table-cell office:value-type="float" office:value="7582">
            <text:p>7582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92">
            <text:p>109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024">
            <text:p>102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8">
            <text:p>48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076">
            <text:p>107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9398">
            <text:p>939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6419">
            <text:p>641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4796">
            <text:p>479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6">
            <text:p>5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7629">
            <text:p>762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6">
            <text:p>4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960">
            <text:p>996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4675">
            <text:p>4675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87">
            <text:p>128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515">
            <text:p>251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745">
            <text:p>2745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72">
            <text:p>672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0</text:p>
          </table:table-cell>
          <table:table-cell office:value-type="string">
            <text:p>A43</text:p>
          </table:table-cell>
          <table:table-cell office:value-type="float" office:value="3804">
            <text:p>380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44">
            <text:p>1344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038">
            <text:p>103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0127">
            <text:p>10127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44">
            <text:p>44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543">
            <text:p>1543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4811">
            <text:p>4811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2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27">
            <text:p>727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8">
            <text:p>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237">
            <text:p>123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76">
            <text:p>27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10</text:p>
          </table:table-cell>
          <table:table-cell office:value-type="float" office:value="5381">
            <text:p>5381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0">
            <text:p>40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5511">
            <text:p>551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749">
            <text:p>374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85">
            <text:p>68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94">
            <text:p>1494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2746">
            <text:p>274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708">
            <text:p>70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351">
            <text:p>435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701">
            <text:p>70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3643">
            <text:p>364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4249">
            <text:p>4249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38">
            <text:p>193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910">
            <text:p>291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659">
            <text:p>2659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028">
            <text:p>102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398">
            <text:p>339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5801">
            <text:p>5801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525">
            <text:p>1525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473">
            <text:p>447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68">
            <text:p>106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6615">
            <text:p>6615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75">
            <text:p>7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864">
            <text:p>1864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408">
            <text:p>7408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1590">
            <text:p>11590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4110">
            <text:p>411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3">
            <text:p>2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384">
            <text:p>338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101">
            <text:p>210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1275">
            <text:p>1275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169">
            <text:p>416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521">
            <text:p>152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5743">
            <text:p>574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599">
            <text:p>359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213">
            <text:p>3213</text:p>
          </table:table-cell>
          <table:table-cell office:value-type="string">
            <text:p>A63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4439">
            <text:p>443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949">
            <text:p>394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459">
            <text:p>145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882">
            <text:p>88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758">
            <text:p>3758</text:p>
          </table:table-cell>
          <table:table-cell office:value-type="string">
            <text:p>A63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1743">
            <text:p>1743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136">
            <text:p>1136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1236">
            <text:p>123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59">
            <text:p>95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3229">
            <text:p>3229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0</text:p>
          </table:table-cell>
          <table:table-cell office:value-type="string">
            <text:p>A43</text:p>
          </table:table-cell>
          <table:table-cell office:value-type="float" office:value="6199">
            <text:p>619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727">
            <text:p>727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46">
            <text:p>124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331">
            <text:p>2331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4463">
            <text:p>446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76">
            <text:p>77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406">
            <text:p>240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239">
            <text:p>123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1">
            <text:p>61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399">
            <text:p>339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247">
            <text:p>224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766">
            <text:p>176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473">
            <text:p>247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542">
            <text:p>154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3850">
            <text:p>385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650">
            <text:p>365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446">
            <text:p>344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001">
            <text:p>300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079">
            <text:p>307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6070">
            <text:p>607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146">
            <text:p>214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756">
            <text:p>13756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3">
            <text:p>63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string">
            <text:p>A31</text:p>
          </table:table-cell>
          <table:table-cell office:value-type="string">
            <text:p>A410</text:p>
          </table:table-cell>
          <table:table-cell office:value-type="float" office:value="14782">
            <text:p>14782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0">
            <text:p>60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7685">
            <text:p>768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2320">
            <text:p>2320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846">
            <text:p>846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318">
            <text:p>1431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57">
            <text:p>5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62">
            <text:p>362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212">
            <text:p>221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2976">
            <text:p>12976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83">
            <text:p>1283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30">
            <text:p>133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4272">
            <text:p>4272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238">
            <text:p>223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26">
            <text:p>1126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7374">
            <text:p>737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0">
            <text:p>40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2326">
            <text:p>2326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449">
            <text:p>144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820">
            <text:p>182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83">
            <text:p>983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19">
            <text:p>1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249">
            <text:p>324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9">
            <text:p>39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957">
            <text:p>195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406">
            <text:p>2406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string">
            <text:p>A33</text:p>
          </table:table-cell>
          <table:table-cell office:value-type="string">
            <text:p>A46</text:p>
          </table:table-cell>
          <table:table-cell office:value-type="float" office:value="11760">
            <text:p>11760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578">
            <text:p>2578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5">
            <text:p>5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348">
            <text:p>234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23">
            <text:p>122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516">
            <text:p>1516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73">
            <text:p>147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887">
            <text:p>1887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8648">
            <text:p>864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802">
            <text:p>80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899">
            <text:p>289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039">
            <text:p>203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2197">
            <text:p>2197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53">
            <text:p>105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235">
            <text:p>3235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939">
            <text:p>939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67">
            <text:p>196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7253">
            <text:p>725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2292">
            <text:p>2292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597">
            <text:p>1597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81">
            <text:p>138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5842">
            <text:p>584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579">
            <text:p>257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6</text:p>
          </table:table-cell>
          <table:table-cell office:value-type="float" office:value="8471">
            <text:p>847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782">
            <text:p>2782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042">
            <text:p>1042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186">
            <text:p>3186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028">
            <text:p>202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958">
            <text:p>95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1591">
            <text:p>1591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762">
            <text:p>2762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779">
            <text:p>277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743">
            <text:p>274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149">
            <text:p>1149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313">
            <text:p>131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5</text:p>
          </table:table-cell>
          <table:table-cell office:value-type="float" office:value="1190">
            <text:p>1190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5">
            <text:p>5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1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3448">
            <text:p>344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74">
            <text:p>7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0</text:p>
          </table:table-cell>
          <table:table-cell office:value-type="float" office:value="11328">
            <text:p>1132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872">
            <text:p>1872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5</text:p>
          </table:table-cell>
          <table:table-cell office:value-type="float" office:value="2058">
            <text:p>205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136">
            <text:p>213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84">
            <text:p>1484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660">
            <text:p>660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287">
            <text:p>1287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string">
            <text:p>A34</text:p>
          </table:table-cell>
          <table:table-cell office:value-type="string">
            <text:p>A45</text:p>
          </table:table-cell>
          <table:table-cell office:value-type="float" office:value="3394">
            <text:p>339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5">
            <text:p>6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609">
            <text:p>60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884">
            <text:p>188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620">
            <text:p>162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0">
            <text:p>20</text:p>
          </table:table-cell>
          <table:table-cell office:value-type="string">
            <text:p>A33</text:p>
          </table:table-cell>
          <table:table-cell office:value-type="string">
            <text:p>A410</text:p>
          </table:table-cell>
          <table:table-cell office:value-type="float" office:value="2629">
            <text:p>262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719">
            <text:p>71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1">
            <text:p>4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5096">
            <text:p>509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244">
            <text:p>124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842">
            <text:p>184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7">
            <text:p>7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576">
            <text:p>257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424">
            <text:p>142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5">
            <text:p>5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A45</text:p>
          </table:table-cell>
          <table:table-cell office:value-type="float" office:value="1512">
            <text:p>1512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61">
            <text:p>61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1054">
            <text:p>11054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18">
            <text:p>51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2759">
            <text:p>275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670">
            <text:p>267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4817">
            <text:p>481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679">
            <text:p>267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905">
            <text:p>390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3386">
            <text:p>338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343">
            <text:p>34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594">
            <text:p>459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620">
            <text:p>362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721">
            <text:p>172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017">
            <text:p>301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8</text:p>
          </table:table-cell>
          <table:table-cell office:value-type="float" office:value="754">
            <text:p>75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950">
            <text:p>195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924">
            <text:p>292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3">
            <text:p>6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659">
            <text:p>165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7238">
            <text:p>7238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764">
            <text:p>276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4679">
            <text:p>467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092">
            <text:p>3092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448">
            <text:p>44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54">
            <text:p>65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8</text:p>
          </table:table-cell>
          <table:table-cell office:value-type="float" office:value="1238">
            <text:p>1238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45">
            <text:p>124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3114">
            <text:p>311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9">
            <text:p>39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569">
            <text:p>2569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152">
            <text:p>515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037">
            <text:p>1037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478">
            <text:p>147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573">
            <text:p>357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01">
            <text:p>120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622">
            <text:p>3622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7">
            <text:p>5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960">
            <text:p>960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163">
            <text:p>1163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1209">
            <text:p>1209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077">
            <text:p>307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757">
            <text:p>375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2">
            <text:p>6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18">
            <text:p>1418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518">
            <text:p>351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934">
            <text:p>193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8318">
            <text:p>831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37">
            <text:p>1237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68">
            <text:p>368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122">
            <text:p>212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996">
            <text:p>2996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034">
            <text:p>9034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585">
            <text:p>158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01">
            <text:p>130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23">
            <text:p>1323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123">
            <text:p>312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5493">
            <text:p>549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26">
            <text:p>1126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16">
            <text:p>1216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07">
            <text:p>120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09">
            <text:p>130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2360">
            <text:p>2360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6850">
            <text:p>6850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13">
            <text:p>141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9">
            <text:p>39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8588">
            <text:p>8588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59">
            <text:p>75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4686">
            <text:p>468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2687">
            <text:p>268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585">
            <text:p>58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255">
            <text:p>2255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609">
            <text:p>60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61">
            <text:p>136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7127">
            <text:p>712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03">
            <text:p>1203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700">
            <text:p>70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5</text:p>
          </table:table-cell>
          <table:table-cell office:value-type="float" office:value="5507">
            <text:p>550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190">
            <text:p>319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7119">
            <text:p>711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3">
            <text:p>53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3488">
            <text:p>3488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13">
            <text:p>111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7966">
            <text:p>796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532">
            <text:p>1532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503">
            <text:p>150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02">
            <text:p>230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62">
            <text:p>66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2273">
            <text:p>227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631">
            <text:p>263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1503">
            <text:p>150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11">
            <text:p>1311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105">
            <text:p>3105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2319">
            <text:p>231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74">
            <text:p>1374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75">
            <text:p>7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612">
            <text:p>361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763">
            <text:p>776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2">
            <text:p>42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049">
            <text:p>304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45">
            <text:p>45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534">
            <text:p>153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032">
            <text:p>203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0">
            <text:p>6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6350">
            <text:p>635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864">
            <text:p>286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255">
            <text:p>125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1">
            <text:p>6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1333">
            <text:p>133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022">
            <text:p>202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552">
            <text:p>155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626">
            <text:p>62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8858">
            <text:p>8858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5</text:p>
          </table:table-cell>
          <table:table-cell office:value-type="float" office:value="996">
            <text:p>996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1750">
            <text:p>1750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5">
            <text:p>4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6999">
            <text:p>699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995">
            <text:p>1995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199">
            <text:p>119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67">
            <text:p>6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31">
            <text:p>133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2278">
            <text:p>2278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5003">
            <text:p>5003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3552">
            <text:p>355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928">
            <text:p>192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964">
            <text:p>296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9">
            <text:p>49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1546">
            <text:p>154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683">
            <text:p>68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389">
            <text:p>1238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4712">
            <text:p>4712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553">
            <text:p>1553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72">
            <text:p>137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578">
            <text:p>2578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979">
            <text:p>3979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6758">
            <text:p>675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234">
            <text:p>323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5954">
            <text:p>595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5433">
            <text:p>5433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806">
            <text:p>80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82">
            <text:p>108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788">
            <text:p>278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930">
            <text:p>293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927">
            <text:p>1927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820">
            <text:p>282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8</text:p>
          </table:table-cell>
          <table:table-cell office:value-type="float" office:value="937">
            <text:p>93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056">
            <text:p>105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0">
            <text:p>30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124">
            <text:p>312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9">
            <text:p>4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388">
            <text:p>138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2384">
            <text:p>238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133">
            <text:p>2133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2">
            <text:p>5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039">
            <text:p>203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0">
            <text:p>20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799">
            <text:p>279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289">
            <text:p>128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1217">
            <text:p>121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246">
            <text:p>224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60">
            <text:p>6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85">
            <text:p>38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58">
            <text:p>5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4">
            <text:p>4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1965">
            <text:p>1965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572">
            <text:p>1572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718">
            <text:p>271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10</text:p>
          </table:table-cell>
          <table:table-cell office:value-type="float" office:value="1358">
            <text:p>1358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931">
            <text:p>931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42">
            <text:p>144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4241">
            <text:p>424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775">
            <text:p>277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3863">
            <text:p>386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7">
            <text:p>7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29">
            <text:p>232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18">
            <text:p>91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6</text:p>
          </table:table-cell>
          <table:table-cell office:value-type="float" office:value="1837">
            <text:p>183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4">
            <text:p>34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349">
            <text:p>334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275">
            <text:p>127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2828">
            <text:p>2828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4526">
            <text:p>452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74">
            <text:p>7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671">
            <text:p>267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051">
            <text:p>205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300">
            <text:p>130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5">
            <text:p>45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741">
            <text:p>741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40">
            <text:p>1240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357">
            <text:p>3357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1</text:p>
          </table:table-cell>
          <table:table-cell office:value-type="float" office:value="3632">
            <text:p>363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1808">
            <text:p>180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12204">
            <text:p>12204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8">
            <text:p>4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9157">
            <text:p>9157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676">
            <text:p>367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441">
            <text:p>344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40">
            <text:p>64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3652">
            <text:p>365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530">
            <text:p>153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3914">
            <text:p>3914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8">
            <text:p>3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858">
            <text:p>185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600">
            <text:p>260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5">
            <text:p>6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79">
            <text:p>197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116">
            <text:p>211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1437">
            <text:p>1437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4042">
            <text:p>4042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3832">
            <text:p>3832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4">
            <text:p>6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660">
            <text:p>366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1553">
            <text:p>155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44">
            <text:p>44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44">
            <text:p>1444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980">
            <text:p>198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19">
            <text:p>1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55">
            <text:p>135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393">
            <text:p>139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76">
            <text:p>1376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5653">
            <text:p>1565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93">
            <text:p>149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4370">
            <text:p>437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750">
            <text:p>750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1308">
            <text:p>130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4623">
            <text:p>4623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851">
            <text:p>185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880">
            <text:p>188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7980">
            <text:p>7980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4583">
            <text:p>458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86">
            <text:p>1386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947">
            <text:p>94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684">
            <text:p>68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7476">
            <text:p>747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922">
            <text:p>192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303">
            <text:p>230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8086">
            <text:p>8086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4">
            <text:p>4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2346">
            <text:p>234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973">
            <text:p>397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888">
            <text:p>88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1">
            <text:p>4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0222">
            <text:p>1022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4221">
            <text:p>422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6361">
            <text:p>636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4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97">
            <text:p>129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900">
            <text:p>900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241">
            <text:p>224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1050">
            <text:p>1050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047">
            <text:p>104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0</text:p>
          </table:table-cell>
          <table:table-cell office:value-type="float" office:value="6314">
            <text:p>631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3496">
            <text:p>3496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3609">
            <text:p>360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4843">
            <text:p>484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017">
            <text:p>301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4139">
            <text:p>4139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5742">
            <text:p>5742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0366">
            <text:p>1036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080">
            <text:p>2080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580">
            <text:p>2580</text:p>
          </table:table-cell>
          <table:table-cell office:value-type="string">
            <text:p>A63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4530">
            <text:p>453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5150">
            <text:p>515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72">
            <text:p>7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595">
            <text:p>5595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84">
            <text:p>238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4">
            <text:p>64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53">
            <text:p>145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538">
            <text:p>153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56">
            <text:p>5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279">
            <text:p>227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478">
            <text:p>147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5103">
            <text:p>510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9857">
            <text:p>9857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527">
            <text:p>6527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347">
            <text:p>1347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862">
            <text:p>2862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753">
            <text:p>2753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651">
            <text:p>3651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975">
            <text:p>97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2631">
            <text:p>2631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896">
            <text:p>2896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4716">
            <text:p>4716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284">
            <text:p>228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236">
            <text:p>1236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03">
            <text:p>110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926">
            <text:p>926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800">
            <text:p>180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1905">
            <text:p>190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123">
            <text:p>1123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6331">
            <text:p>633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77">
            <text:p>1377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503">
            <text:p>2503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1">
            <text:p>41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2528">
            <text:p>252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5324">
            <text:p>5324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560">
            <text:p>6560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0</text:p>
          </table:table-cell>
          <table:table-cell office:value-type="string">
            <text:p>A42</text:p>
          </table:table-cell>
          <table:table-cell office:value-type="float" office:value="2969">
            <text:p>296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06">
            <text:p>120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118">
            <text:p>211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629">
            <text:p>629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1</text:p>
          </table:table-cell>
          <table:table-cell office:value-type="string">
            <text:p>A46</text:p>
          </table:table-cell>
          <table:table-cell office:value-type="float" office:value="1198">
            <text:p>119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476">
            <text:p>2476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138">
            <text:p>113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027">
            <text:p>1402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7596">
            <text:p>7596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3">
            <text:p>6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077">
            <text:p>307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505">
            <text:p>150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148">
            <text:p>314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0">
            <text:p>20</text:p>
          </table:table-cell>
          <table:table-cell office:value-type="string">
            <text:p>A30</text:p>
          </table:table-cell>
          <table:table-cell office:value-type="string">
            <text:p>A41</text:p>
          </table:table-cell>
          <table:table-cell office:value-type="float" office:value="6148">
            <text:p>6148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string">
            <text:p>A30</text:p>
          </table:table-cell>
          <table:table-cell office:value-type="string">
            <text:p>A43</text:p>
          </table:table-cell>
          <table:table-cell office:value-type="float" office:value="1337">
            <text:p>133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1</text:p>
          </table:table-cell>
          <table:table-cell office:value-type="string">
            <text:p>A46</text:p>
          </table:table-cell>
          <table:table-cell office:value-type="float" office:value="433">
            <text:p>433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28">
            <text:p>122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90">
            <text:p>790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66">
            <text:p>6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570">
            <text:p>257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50">
            <text:p>250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1">
            <text:p>4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316">
            <text:p>1316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882">
            <text:p>188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6416">
            <text:p>641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59">
            <text:p>5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275">
            <text:p>1275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6403">
            <text:p>640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87">
            <text:p>198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8">
            <text:p>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60">
            <text:p>76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603">
            <text:p>2603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380">
            <text:p>3380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1</text:p>
          </table:table-cell>
          <table:table-cell office:value-type="string">
            <text:p>A44</text:p>
          </table:table-cell>
          <table:table-cell office:value-type="float" office:value="3990">
            <text:p>3990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1560">
            <text:p>1156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4380">
            <text:p>4380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6761">
            <text:p>676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4280">
            <text:p>4280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2325">
            <text:p>2325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2">
            <text:p>3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1048">
            <text:p>104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160">
            <text:p>316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2483">
            <text:p>2483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4179">
            <text:p>14179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797">
            <text:p>179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8">
            <text:p>2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511">
            <text:p>2511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74">
            <text:p>127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5248">
            <text:p>5248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3029">
            <text:p>302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28">
            <text:p>42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49">
            <text:p>49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976">
            <text:p>97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841">
            <text:p>841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5771">
            <text:p>577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3</text:p>
          </table:table-cell>
          <table:table-cell office:value-type="string">
            <text:p>A45</text:p>
          </table:table-cell>
          <table:table-cell office:value-type="float" office:value="1555">
            <text:p>1555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5">
            <text:p>5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85">
            <text:p>1285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299">
            <text:p>129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74">
            <text:p>7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1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71">
            <text:p>127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93">
            <text:p>139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691">
            <text:p>69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5045">
            <text:p>5045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9">
            <text:p>5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124">
            <text:p>212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214">
            <text:p>221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2680">
            <text:p>1268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463">
            <text:p>2463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55">
            <text:p>115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108">
            <text:p>310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901">
            <text:p>2901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617">
            <text:p>361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655">
            <text:p>165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3">
            <text:p>6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812">
            <text:p>2812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8065">
            <text:p>806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3275">
            <text:p>327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223">
            <text:p>2223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2">
            <text:p>5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480">
            <text:p>1480</text:p>
          </table:table-cell>
          <table:table-cell office:value-type="string">
            <text:p>A63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6">
            <text:p>66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371">
            <text:p>137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535">
            <text:p>353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509">
            <text:p>350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5711">
            <text:p>5711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3872">
            <text:p>3872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7">
            <text:p>6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4933">
            <text:p>4933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940">
            <text:p>1940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0">
            <text:p>6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0</text:p>
          </table:table-cell>
          <table:table-cell office:value-type="string">
            <text:p>A48</text:p>
          </table:table-cell>
          <table:table-cell office:value-type="float" office:value="1410">
            <text:p>141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836">
            <text:p>836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0">
            <text:p>20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6468">
            <text:p>6468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0">
            <text:p>6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941">
            <text:p>1941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675">
            <text:p>2675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2751">
            <text:p>2751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3</text:p>
          </table:table-cell>
          <table:table-cell office:value-type="string">
            <text:p>A46</text:p>
          </table:table-cell>
          <table:table-cell office:value-type="float" office:value="6224">
            <text:p>622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5998">
            <text:p>599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27">
            <text:p>2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188">
            <text:p>118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6313">
            <text:p>6313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1">
            <text:p>4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221">
            <text:p>122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892">
            <text:p>289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062">
            <text:p>3062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301">
            <text:p>2301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7511">
            <text:p>7511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1">
            <text:p>51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258">
            <text:p>125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717">
            <text:p>71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549">
            <text:p>1549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1597">
            <text:p>159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795">
            <text:p>179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8">
            <text:p>48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4272">
            <text:p>427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976">
            <text:p>976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472">
            <text:p>7472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9271">
            <text:p>927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90">
            <text:p>59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930">
            <text:p>93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5">
            <text:p>6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4">
            <text:p>4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string">
            <text:p>A31</text:p>
          </table:table-cell>
          <table:table-cell office:value-type="string">
            <text:p>A41</text:p>
          </table:table-cell>
          <table:table-cell office:value-type="float" office:value="9283">
            <text:p>928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55">
            <text:p>55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1778">
            <text:p>1778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8">
            <text:p>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907">
            <text:p>90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484">
            <text:p>48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9629">
            <text:p>962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3051">
            <text:p>305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931">
            <text:p>3931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7432">
            <text:p>743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54">
            <text:p>5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1338">
            <text:p>1338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2">
            <text:p>6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554">
            <text:p>155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0</text:p>
          </table:table-cell>
          <table:table-cell office:value-type="float" office:value="15857">
            <text:p>15857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45">
            <text:p>134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101">
            <text:p>110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016">
            <text:p>301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712">
            <text:p>271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1">
            <text:p>41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731">
            <text:p>73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780">
            <text:p>378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602">
            <text:p>160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966">
            <text:p>396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4165">
            <text:p>416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6">
            <text:p>36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8335">
            <text:p>8335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6681">
            <text:p>668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375">
            <text:p>2375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16">
            <text:p>121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5">
            <text:p>45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11816">
            <text:p>1181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5084">
            <text:p>5084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27">
            <text:p>232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1082">
            <text:p>108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8">
            <text:p>4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886">
            <text:p>886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601">
            <text:p>601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2957">
            <text:p>295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63">
            <text:p>6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611">
            <text:p>261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5179">
            <text:p>517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2993">
            <text:p>299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1943">
            <text:p>194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1559">
            <text:p>1559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0">
            <text:p>50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422">
            <text:p>342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976">
            <text:p>3976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6761">
            <text:p>676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8">
            <text:p>6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249">
            <text:p>124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64">
            <text:p>136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9">
            <text:p>5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09">
            <text:p>70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57">
            <text:p>5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235">
            <text:p>223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4042">
            <text:p>404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471">
            <text:p>147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1442">
            <text:p>144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10875">
            <text:p>1087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74">
            <text:p>1474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8</text:p>
          </table:table-cell>
          <table:table-cell office:value-type="float" office:value="894">
            <text:p>894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343">
            <text:p>334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959">
            <text:p>395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577">
            <text:p>3577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5804">
            <text:p>5804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169">
            <text:p>216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439">
            <text:p>243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4526">
            <text:p>4526</text:p>
          </table:table-cell>
          <table:table-cell office:value-type="string">
            <text:p>A64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210">
            <text:p>221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221">
            <text:p>2221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89">
            <text:p>238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3331">
            <text:p>3331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2">
            <text:p>42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7409">
            <text:p>7409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652">
            <text:p>65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2</text:p>
          </table:table-cell>
          <table:table-cell office:value-type="float" office:value="7678">
            <text:p>7678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43">
            <text:p>134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1382">
            <text:p>1382</text:p>
          </table:table-cell>
          <table:table-cell office:value-type="string">
            <text:p>A62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4</text:p>
          </table:table-cell>
          <table:table-cell office:value-type="float" office:value="874">
            <text:p>874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590">
            <text:p>359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322">
            <text:p>1322</text:p>
          </table:table-cell>
          <table:table-cell office:value-type="string">
            <text:p>A64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1940">
            <text:p>194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1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595">
            <text:p>359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22">
            <text:p>142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6742">
            <text:p>6742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7814">
            <text:p>7814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9277">
            <text:p>9277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181">
            <text:p>2181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098">
            <text:p>1098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65">
            <text:p>6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057">
            <text:p>405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795">
            <text:p>79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3">
            <text:p>5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2825">
            <text:p>2825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15672">
            <text:p>15672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6614">
            <text:p>661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string">
            <text:p>A31</text:p>
          </table:table-cell>
          <table:table-cell office:value-type="string">
            <text:p>A41</text:p>
          </table:table-cell>
          <table:table-cell office:value-type="float" office:value="7824">
            <text:p>7824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2442">
            <text:p>2442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3">
            <text:p>43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4">
            <text:p>4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829">
            <text:p>1829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171">
            <text:p>217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8">
            <text:p>3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5800">
            <text:p>5800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169">
            <text:p>1169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8947">
            <text:p>8947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606">
            <text:p>260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592">
            <text:p>1592</text:p>
          </table:table-cell>
          <table:table-cell office:value-type="string">
            <text:p>A64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5">
            <text:p>3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186">
            <text:p>2186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4153">
            <text:p>415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2625">
            <text:p>262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3">
            <text:p>4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0">
            <text:p>20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485">
            <text:p>3485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44">
            <text:p>4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10477">
            <text:p>1047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86">
            <text:p>1386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78">
            <text:p>127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107">
            <text:p>110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0">
            <text:p>2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763">
            <text:p>3763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3711">
            <text:p>3711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A41</text:p>
          </table:table-cell>
          <table:table-cell office:value-type="float" office:value="3594">
            <text:p>359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195">
            <text:p>3195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4454">
            <text:p>445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4">
            <text:p>3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4736">
            <text:p>473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991">
            <text:p>2991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2142">
            <text:p>2142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9</text:p>
          </table:table-cell>
          <table:table-cell office:value-type="float" office:value="3161">
            <text:p>316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10</text:p>
          </table:table-cell>
          <table:table-cell office:value-type="float" office:value="18424">
            <text:p>1842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2">
            <text:p>32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2848">
            <text:p>2848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2">
            <text:p>3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4896">
            <text:p>14896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68">
            <text:p>6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2359">
            <text:p>2359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345">
            <text:p>3345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9">
            <text:p>3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817">
            <text:p>181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2749">
            <text:p>12749</text:p>
          </table:table-cell>
          <table:table-cell office:value-type="string">
            <text:p>A63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366">
            <text:p>1366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002">
            <text:p>2002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6872">
            <text:p>6872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55">
            <text:p>5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697">
            <text:p>69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6">
            <text:p>46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049">
            <text:p>104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1">
            <text:p>21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10297">
            <text:p>10297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9">
            <text:p>39</text:p>
          </table:table-cell>
          <table:table-cell office:value-type="string">
            <text:p>A142</text:p>
          </table:table-cell>
          <table:table-cell office:value-type="string">
            <text:p>A153</text:p>
          </table:table-cell>
          <table:table-cell office:value-type="float" office:value="3">
            <text:p>3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867">
            <text:p>186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58">
            <text:p>5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1344">
            <text:p>134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747">
            <text:p>1747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670">
            <text:p>1670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224">
            <text:p>1224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522">
            <text:p>522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98">
            <text:p>149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3</text:p>
          </table:table-cell>
          <table:table-cell office:value-type="string">
            <text:p>A43</text:p>
          </table:table-cell>
          <table:table-cell office:value-type="float" office:value="1919">
            <text:p>1919</text:p>
          </table:table-cell>
          <table:table-cell office:value-type="string">
            <text:p>A62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4</text:p>
          </table:table-cell>
          <table:table-cell office:value-type="float" office:value="30">
            <text:p>30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45">
            <text:p>74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063">
            <text:p>206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6</text:p>
          </table:table-cell>
          <table:table-cell office:value-type="float" office:value="6288">
            <text:p>6288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6842">
            <text:p>6842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527">
            <text:p>3527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546">
            <text:p>154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929">
            <text:p>929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1455">
            <text:p>145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1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845">
            <text:p>1845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46">
            <text:p>4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8">
            <text:p>48</text:p>
          </table:table-cell>
          <table:table-cell office:value-type="string">
            <text:p>A30</text:p>
          </table:table-cell>
          <table:table-cell office:value-type="string">
            <text:p>A40</text:p>
          </table:table-cell>
          <table:table-cell office:value-type="float" office:value="8358">
            <text:p>8358</text:p>
          </table:table-cell>
          <table:table-cell office:value-type="string">
            <text:p>A63</text:p>
          </table:table-cell>
          <table:table-cell office:value-type="string">
            <text:p>A72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2</text:p>
          </table:table-cell>
          <table:table-cell office:value-type="float" office:value="3349">
            <text:p>3349</text:p>
          </table:table-cell>
          <table:table-cell office:value-type="string">
            <text:p>A63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859">
            <text:p>2859</text:p>
          </table:table-cell>
          <table:table-cell office:value-type="string">
            <text:p>A65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533">
            <text:p>1533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4">
            <text:p>4</text:p>
          </table:table-cell>
          <table:table-cell office:value-type="string">
            <text:p>A94</text:p>
          </table:table-cell>
          <table:table-cell office:value-type="string">
            <text:p>A102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621">
            <text:p>3621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4</text:p>
          </table:table-cell>
          <table:table-cell office:value-type="string">
            <text:p>A49</text:p>
          </table:table-cell>
          <table:table-cell office:value-type="float" office:value="3590">
            <text:p>3590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1</text:p>
          </table:table-cell>
          <table:table-cell office:value-type="float" office:value="2">
            <text:p>2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145">
            <text:p>2145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4">
            <text:p>2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4113">
            <text:p>4113</text:p>
          </table:table-cell>
          <table:table-cell office:value-type="string">
            <text:p>A63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0974">
            <text:p>1097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1893">
            <text:p>189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231">
            <text:p>1231</text:p>
          </table:table-cell>
          <table:table-cell office:value-type="string">
            <text:p>A64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57">
            <text:p>57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3656">
            <text:p>3656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9">
            <text:p>49</text:p>
          </table:table-cell>
          <table:table-cell office:value-type="string">
            <text:p>A142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154">
            <text:p>115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3">
            <text:p>3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4006">
            <text:p>4006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45">
            <text:p>45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069">
            <text:p>3069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740">
            <text:p>1740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1">
            <text:p>21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353">
            <text:p>235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3556">
            <text:p>3556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2397">
            <text:p>2397</text:p>
          </table:table-cell>
          <table:table-cell office:value-type="string">
            <text:p>A63</text:p>
          </table:table-cell>
          <table:table-cell office:value-type="string">
            <text:p>A75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5">
            <text:p>35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454">
            <text:p>454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3">
            <text:p>3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715">
            <text:p>1715</text:p>
          </table:table-cell>
          <table:table-cell office:value-type="string">
            <text:p>A65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520">
            <text:p>2520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3568">
            <text:p>356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54">
            <text:p>54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166">
            <text:p>7166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string">
            <text:p>A34</text:p>
          </table:table-cell>
          <table:table-cell office:value-type="string">
            <text:p>A40</text:p>
          </table:table-cell>
          <table:table-cell office:value-type="float" office:value="3939">
            <text:p>393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2</text:p>
          </table:table-cell>
          <table:table-cell office:value-type="string">
            <text:p>A45</text:p>
          </table:table-cell>
          <table:table-cell office:value-type="float" office:value="1514">
            <text:p>1514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3</text:p>
          </table:table-cell>
          <table:table-cell office:value-type="float" office:value="2">
            <text:p>2</text:p>
          </table:table-cell>
          <table:table-cell office:value-type="string">
            <text:p>A121</text:p>
          </table:table-cell>
          <table:table-cell office:value-type="float" office:value="22">
            <text:p>2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7393">
            <text:p>739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3">
            <text:p>4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1193">
            <text:p>1193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1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7297">
            <text:p>7297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2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36">
            <text:p>36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2831">
            <text:p>2831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258">
            <text:p>1258</text:p>
          </table:table-cell>
          <table:table-cell office:value-type="string">
            <text:p>A63</text:p>
          </table:table-cell>
          <table:table-cell office:value-type="string">
            <text:p>A73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57">
            <text:p>5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753">
            <text:p>75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3</text:p>
          </table:table-cell>
          <table:table-cell office:value-type="float" office:value="3">
            <text:p>3</text:p>
          </table:table-cell>
          <table:table-cell office:value-type="string">
            <text:p>A121</text:p>
          </table:table-cell>
          <table:table-cell office:value-type="float" office:value="64">
            <text:p>6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string">
            <text:p>A33</text:p>
          </table:table-cell>
          <table:table-cell office:value-type="string">
            <text:p>A49</text:p>
          </table:table-cell>
          <table:table-cell office:value-type="float" office:value="2427">
            <text:p>2427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2">
            <text:p>42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3</text:p>
          </table:table-cell>
          <table:table-cell office:value-type="string">
            <text:p>A40</text:p>
          </table:table-cell>
          <table:table-cell office:value-type="float" office:value="2538">
            <text:p>2538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47">
            <text:p>4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string">
            <text:p>A31</text:p>
          </table:table-cell>
          <table:table-cell office:value-type="string">
            <text:p>A40</text:p>
          </table:table-cell>
          <table:table-cell office:value-type="float" office:value="1264">
            <text:p>1264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8386">
            <text:p>838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9">
            <text:p>49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string">
            <text:p>A32</text:p>
          </table:table-cell>
          <table:table-cell office:value-type="string">
            <text:p>A49</text:p>
          </table:table-cell>
          <table:table-cell office:value-type="float" office:value="4844">
            <text:p>4844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3</text:p>
          </table:table-cell>
          <table:table-cell office:value-type="float" office:value="33">
            <text:p>33</text:p>
          </table:table-cell>
          <table:table-cell office:value-type="string">
            <text:p>A141</text:p>
          </table:table-cell>
          <table:table-cell office:value-type="string">
            <text:p>A151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21">
            <text:p>21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923">
            <text:p>2923</text:p>
          </table:table-cell>
          <table:table-cell office:value-type="string">
            <text:p>A62</text:p>
          </table:table-cell>
          <table:table-cell office:value-type="string">
            <text:p>A73</text:p>
          </table:table-cell>
          <table:table-cell office:value-type="float" office:value="1">
            <text:p>1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3</text:p>
          </table:table-cell>
          <table:table-cell office:value-type="float" office:value="28">
            <text:p>28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8229">
            <text:p>8229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26">
            <text:p>26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2028">
            <text:p>2028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string">
            <text:p>A34</text:p>
          </table:table-cell>
          <table:table-cell office:value-type="string">
            <text:p>A42</text:p>
          </table:table-cell>
          <table:table-cell office:value-type="float" office:value="1433">
            <text:p>1433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25">
            <text:p>25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string">
            <text:p>A30</text:p>
          </table:table-cell>
          <table:table-cell office:value-type="string">
            <text:p>A49</text:p>
          </table:table-cell>
          <table:table-cell office:value-type="float" office:value="6289">
            <text:p>6289</text:p>
          </table:table-cell>
          <table:table-cell office:value-type="string">
            <text:p>A61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3">
            <text:p>33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409">
            <text:p>1409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2">
            <text:p>2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64">
            <text:p>64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6579">
            <text:p>6579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4</text:p>
          </table:table-cell>
          <table:table-cell office:value-type="float" office:value="29">
            <text:p>29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string">
            <text:p>A34</text:p>
          </table:table-cell>
          <table:table-cell office:value-type="string">
            <text:p>A43</text:p>
          </table:table-cell>
          <table:table-cell office:value-type="float" office:value="1743">
            <text:p>1743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2">
            <text:p>2</text:p>
          </table:table-cell>
          <table:table-cell office:value-type="string">
            <text:p>A122</text:p>
          </table:table-cell>
          <table:table-cell office:value-type="float" office:value="48">
            <text:p>4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4</text:p>
          </table:table-cell>
          <table:table-cell office:value-type="string">
            <text:p>A46</text:p>
          </table:table-cell>
          <table:table-cell office:value-type="float" office:value="3565">
            <text:p>3565</text:p>
          </table:table-cell>
          <table:table-cell office:value-type="string">
            <text:p>A65</text:p>
          </table:table-cell>
          <table:table-cell office:value-type="string">
            <text:p>A72</text:p>
          </table:table-cell>
          <table:table-cell office:value-type="float" office:value="2">
            <text:p>2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1">
            <text:p>1</text:p>
          </table:table-cell>
          <table:table-cell office:value-type="string">
            <text:p>A122</text:p>
          </table:table-cell>
          <table:table-cell office:value-type="float" office:value="37">
            <text:p>3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5">
            <text:p>15</text:p>
          </table:table-cell>
          <table:table-cell office:value-type="string">
            <text:p>A31</text:p>
          </table:table-cell>
          <table:table-cell office:value-type="string">
            <text:p>A43</text:p>
          </table:table-cell>
          <table:table-cell office:value-type="float" office:value="1569">
            <text:p>1569</text:p>
          </table:table-cell>
          <table:table-cell office:value-type="string">
            <text:p>A62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4">
            <text:p>34</text:p>
          </table:table-cell>
          <table:table-cell office:value-type="string">
            <text:p>A141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2">
            <text:p>2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936">
            <text:p>1936</text:p>
          </table:table-cell>
          <table:table-cell office:value-type="string">
            <text:p>A65</text:p>
          </table:table-cell>
          <table:table-cell office:value-type="string">
            <text:p>A74</text:p>
          </table:table-cell>
          <table:table-cell office:value-type="float" office:value="2">
            <text:p>2</text:p>
          </table:table-cell>
          <table:table-cell office:value-type="string">
            <text:p>A94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1</text:p>
          </table:table-cell>
          <table:table-cell office:value-type="float" office:value="2">
            <text:p>2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3959">
            <text:p>3959</text:p>
          </table:table-cell>
          <table:table-cell office:value-type="string">
            <text:p>A61</text:p>
          </table:table-cell>
          <table:table-cell office:value-type="string">
            <text:p>A71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2</text:p>
          </table:table-cell>
          <table:table-cell office:value-type="float" office:value="30">
            <text:p>3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0</text:p>
          </table:table-cell>
          <table:table-cell office:value-type="float" office:value="2390">
            <text:p>2390</text:p>
          </table:table-cell>
          <table:table-cell office:value-type="string">
            <text:p>A65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3">
            <text:p>3</text:p>
          </table:table-cell>
          <table:table-cell office:value-type="string">
            <text:p>A123</text:p>
          </table:table-cell>
          <table:table-cell office:value-type="float" office:value="50">
            <text:p>5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2</text:p>
          </table:table-cell>
          <table:table-cell office:value-type="float" office:value="1736">
            <text:p>1736</text:p>
          </table:table-cell>
          <table:table-cell office:value-type="string">
            <text:p>A61</text:p>
          </table:table-cell>
          <table:table-cell office:value-type="string">
            <text:p>A74</text:p>
          </table:table-cell>
          <table:table-cell office:value-type="float" office:value="3">
            <text:p>3</text:p>
          </table:table-cell>
          <table:table-cell office:value-type="string">
            <text:p>A92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1</text:p>
          </table:table-cell>
          <table:table-cell office:value-type="float" office:value="31">
            <text:p>31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2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string">
            <text:p>A32</text:p>
          </table:table-cell>
          <table:table-cell office:value-type="string">
            <text:p>A41</text:p>
          </table:table-cell>
          <table:table-cell office:value-type="float" office:value="3857">
            <text:p>3857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1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2</text:p>
          </table:table-cell>
          <table:table-cell office:value-type="float" office:value="40">
            <text:p>40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4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804">
            <text:p>804</text:p>
          </table:table-cell>
          <table:table-cell office:value-type="string">
            <text:p>A61</text:p>
          </table:table-cell>
          <table:table-cell office:value-type="string">
            <text:p>A75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38">
            <text:p>38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float" office:value="45">
            <text:p>45</text:p>
          </table:table-cell>
          <table:table-cell office:value-type="string">
            <text:p>A32</text:p>
          </table:table-cell>
          <table:table-cell office:value-type="string">
            <text:p>A43</text:p>
          </table:table-cell>
          <table:table-cell office:value-type="float" office:value="1845">
            <text:p>1845</text:p>
          </table:table-cell>
          <table:table-cell office:value-type="string">
            <text:p>A61</text:p>
          </table:table-cell>
          <table:table-cell office:value-type="string">
            <text:p>A73</text:p>
          </table:table-cell>
          <table:table-cell office:value-type="float" office:value="4">
            <text:p>4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4</text:p>
          </table:table-cell>
          <table:table-cell office:value-type="float" office:value="23">
            <text:p>23</text:p>
          </table:table-cell>
          <table:table-cell office:value-type="string">
            <text:p>A143</text:p>
          </table:table-cell>
          <table:table-cell office:value-type="string">
            <text:p>A153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2</text:p>
          </table:table-cell>
          <table:table-cell office:value-type="string">
            <text:p>A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string">
            <text:p>A34</text:p>
          </table:table-cell>
          <table:table-cell office:value-type="string">
            <text:p>A41</text:p>
          </table:table-cell>
          <table:table-cell office:value-type="float" office:value="4576">
            <text:p>4576</text:p>
          </table:table-cell>
          <table:table-cell office:value-type="string">
            <text:p>A62</text:p>
          </table:table-cell>
          <table:table-cell office:value-type="string">
            <text:p>A71</text:p>
          </table:table-cell>
          <table:table-cell office:value-type="float" office:value="3">
            <text:p>3</text:p>
          </table:table-cell>
          <table:table-cell office:value-type="string">
            <text:p>A93</text:p>
          </table:table-cell>
          <table:table-cell office:value-type="string">
            <text:p>A101</text:p>
          </table:table-cell>
          <table:table-cell office:value-type="float" office:value="4">
            <text:p>4</text:p>
          </table:table-cell>
          <table:table-cell office:value-type="string">
            <text:p>A123</text:p>
          </table:table-cell>
          <table:table-cell office:value-type="float" office:value="27">
            <text:p>27</text:p>
          </table:table-cell>
          <table:table-cell office:value-type="string">
            <text:p>A143</text:p>
          </table:table-cell>
          <table:table-cell office:value-type="string">
            <text:p>A152</text:p>
          </table:table-cell>
          <table:table-cell office:value-type="float" office:value="1">
            <text:p>1</text:p>
          </table:table-cell>
          <table:table-cell office:value-type="string">
            <text:p>A173</text:p>
          </table:table-cell>
          <table:table-cell office:value-type="float" office:value="1">
            <text:p>1</text:p>
          </table:table-cell>
          <table:table-cell office:value-type="string">
            <text:p>A191</text:p>
          </table:table-cell>
          <table:table-cell office:value-type="string">
            <text:p>A20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21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21:31:42</meta:creation-date>
    <dc:date>2015-09-05T21:32:56</dc:date>
    <meta:editing-duration>PT1M14S</meta:editing-duration>
    <meta:editing-cycles>1</meta:editing-cycles>
    <meta:document-statistic meta:table-count="3" meta:cell-count="21000" meta:object-count="0"/>
    <meta:generator>OpenOffice/4.1.1$Unix OpenOffice.org_project/411m6$Build-9775</meta:generator>
  </office:meta>
</office:document-meta>
</file>